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2BD1E02AF9.png" manifest:media-type="image/png"/>
  <manifest:file-entry manifest:full-path="Pictures/10000001000003D50000013567E3A81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1" text:anchor-type="char" svg:width="6.8126in" svg:height="2.1457in" draw:z-index="0"><draw:image xlink:href="Pictures/10000001000003D50000013567E3A81B.png" xlink:type="simple" xlink:show="embed" xlink:actuate="onLoad" draw:mime-type="image/png"/></draw:frame><draw:frame draw:style-name="fr2" draw:name="Image2" text:anchor-type="char" svg:width="6.9252in" svg:height="2.9244in" draw:z-index="1"><draw:image xlink:href="Pictures/10000001000007800000032BD1E02AF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08:11:59.747000000</meta:creation-date>
    <dc:date>2024-09-24T08:15:30.123000000</dc:date>
    <meta:editing-duration>PT3M3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4.8.0.3$Windows_X86_64 LibreOffice_project/0bdf1299c94fe897b119f97f3c613e9dca6be583</meta:generator>
  </office:meta>
</office:document-meta>
</file>